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FreeSans1" svg:font-family="FreeSans" style:font-family-generic="swiss"/>
    <style:font-face style:name="FreeSans2" svg:font-family="FreeSans" style:font-family-generic="modern" style:font-pitch="fixed"/>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automatic-styles>
    <style:style style:name="P1" style:family="paragraph" style:parent-style-name="Preformatted_20_Text">
      <style:text-properties fo:font-variant="normal" fo:text-transform="none" fo:color="#222222" loext:opacity="100%" style:font-name="open sans" fo:font-size="13.1000003814697pt" fo:letter-spacing="normal" fo:font-style="normal" fo:font-weight="normal" officeooo:paragraph-rsid="0003f870" style:font-weight-asian="normal" style:font-weight-complex="normal"/>
    </style:style>
    <style:style style:name="P2" style:family="paragraph" style:parent-style-name="Preformatted_20_Text">
      <style:text-properties fo:font-variant="normal" fo:text-transform="none" fo:color="#222222" loext:opacity="100%" style:font-name="open sans" fo:font-size="13.1000003814697pt" fo:letter-spacing="normal" fo:font-style="normal" fo:font-weight="normal" officeooo:rsid="000c50b4" officeooo:paragraph-rsid="000c50b4" style:font-weight-asian="normal" style:font-weight-complex="normal"/>
    </style:style>
    <style:style style:name="P3" style:family="paragraph" style:parent-style-name="Preformatted_20_Text">
      <style:text-properties fo:font-variant="normal" fo:text-transform="none" fo:color="#222222" loext:opacity="100%" style:font-name="open sans" fo:font-size="13.1000003814697pt" fo:letter-spacing="normal" fo:font-style="normal" fo:font-weight="normal" officeooo:rsid="000e11c9" officeooo:paragraph-rsid="000e11c9" style:font-weight-asian="normal" style:font-weight-complex="normal"/>
    </style:style>
    <style:style style:name="P4" style:family="paragraph" style:parent-style-name="Preformatted_20_Text">
      <loext:graphic-properties draw:fill="solid" draw:fill-color="#f8f8f8" draw:opacity="100%"/>
      <style:paragraph-properties fo:margin-top="0in" fo:margin-bottom="0in" style:contextual-spacing="false" fo:text-align="start" style:justify-single-word="false" fo:orphans="2" fo:widows="2" fo:background-color="#f8f8f8"/>
    </style:style>
    <style:style style:name="P5" style:family="paragraph" style:parent-style-name="Standard">
      <style:text-properties officeooo:paragraph-rsid="0003f870"/>
    </style:style>
    <style:style style:name="P6" style:family="paragraph" style:parent-style-name="Standard">
      <style:text-properties officeooo:paragraph-rsid="0003f870" fo:background-color="#ffff00"/>
    </style:style>
    <style:style style:name="P7" style:family="paragraph" style:parent-style-name="Standard">
      <style:text-properties fo:font-weight="normal" officeooo:paragraph-rsid="0003f870" style:font-weight-asian="normal" style:font-weight-complex="normal"/>
    </style:style>
    <style:style style:name="P8" style:family="paragraph" style:parent-style-name="Standard">
      <style:text-properties fo:font-weight="normal" officeooo:paragraph-rsid="0003f870" fo:background-color="#ffff00" style:font-weight-asian="normal" style:font-weight-complex="normal"/>
    </style:style>
    <style:style style:name="P9" style:family="paragraph" style:parent-style-name="Standard">
      <style:text-properties fo:font-variant="normal" fo:text-transform="none" fo:color="#222222" loext:opacity="100%" style:font-name="open sans" fo:font-size="13.1000003814697pt" fo:letter-spacing="normal" fo:font-style="normal" fo:font-weight="normal" officeooo:paragraph-rsid="0003f870" style:font-weight-asian="normal" style:font-weight-complex="normal"/>
    </style:style>
    <style:style style:name="P10" style:family="paragraph" style:parent-style-name="Standard">
      <style:text-properties fo:font-variant="normal" fo:text-transform="none" fo:color="#222222" loext:opacity="100%" style:font-name="open sans" fo:font-size="13.1000003814697pt" fo:letter-spacing="normal" fo:font-style="normal" fo:font-weight="normal" officeooo:rsid="000c50b4" officeooo:paragraph-rsid="000c50b4" style:font-weight-asian="normal" style:font-weight-complex="normal"/>
    </style:style>
    <style:style style:name="P11" style:family="paragraph" style:parent-style-name="Standard">
      <style:text-properties fo:font-variant="normal" fo:text-transform="none" fo:color="#222222" loext:opacity="100%" style:font-name="open sans" fo:font-size="13.1000003814697pt" fo:letter-spacing="normal" fo:font-style="normal" fo:font-weight="normal" officeooo:rsid="000e11c9" officeooo:paragraph-rsid="000e11c9" style:font-weight-asian="normal" style:font-weight-complex="normal"/>
    </style:style>
    <style:style style:name="P12" style:family="paragraph" style:parent-style-name="Text_20_body">
      <style:text-properties fo:font-variant="normal" fo:text-transform="none" fo:color="#222222" loext:opacity="100%" style:font-name="open sans" fo:font-size="13.1000003814697pt" fo:letter-spacing="normal" fo:font-style="normal" fo:font-weight="normal" officeooo:rsid="000c50b4" officeooo:paragraph-rsid="000c50b4" style:font-weight-asian="normal" style:font-weight-complex="normal"/>
    </style:style>
    <style:style style:name="P1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open sans" fo:font-size="13.1000003814697pt" fo:letter-spacing="normal" fo:font-style="normal" fo:font-weight="normal"/>
    </style:style>
    <style:style style:name="P14" style:family="paragraph" style:parent-style-name="Standard">
      <style:text-properties fo:font-weight="bold" officeooo:paragraph-rsid="0003f870" style:font-weight-asian="bold" style:font-weight-complex="bold"/>
    </style:style>
    <style:style style:name="P15" style:family="paragraph" style:parent-style-name="Standard">
      <style:text-properties fo:font-variant="normal" fo:text-transform="none" fo:color="#222222" loext:opacity="100%" style:font-name="open sans" fo:font-size="13.1000003814697pt" fo:letter-spacing="normal" fo:font-style="normal" fo:font-weight="normal" officeooo:paragraph-rsid="0003f870" style:font-weight-asian="normal" style:font-weight-complex="normal"/>
    </style:style>
    <style:style style:name="P16" style:family="paragraph" style:parent-style-name="Standard">
      <style:text-properties fo:font-variant="normal" fo:text-transform="none" fo:color="#222222" loext:opacity="100%" style:font-name="open sans" fo:font-size="13.1000003814697pt" fo:letter-spacing="normal" fo:font-style="normal" fo:font-weight="normal" officeooo:rsid="000e11c9" officeooo:paragraph-rsid="000e11c9" style:font-weight-asian="normal" style:font-weight-complex="normal"/>
    </style:style>
    <style:style style:name="P17" style:family="paragraph" style:parent-style-name="Standard">
      <style:text-properties fo:font-variant="normal" fo:text-transform="none" fo:color="#222222" loext:opacity="100%" style:font-name="open sans" fo:font-size="13.1000003814697pt" fo:letter-spacing="normal" fo:font-style="normal" fo:font-weight="normal" officeooo:rsid="000f8e2c" officeooo:paragraph-rsid="000f8e2c" style:font-weight-asian="normal" style:font-weight-complex="normal"/>
    </style:style>
    <style:style style:name="P18" style:family="paragraph" style:parent-style-name="Standard">
      <style:text-properties fo:font-variant="normal" fo:text-transform="none" fo:color="#222222" loext:opacity="100%" style:font-name="open sans" fo:font-size="13.1000003814697pt" fo:letter-spacing="normal" fo:font-style="normal" fo:font-weight="normal" officeooo:rsid="000f8e2c" officeooo:paragraph-rsid="0010ac09" style:font-weight-asian="normal" style:font-weight-complex="normal"/>
    </style:style>
    <style:style style:name="P19" style:family="paragraph" style:parent-style-name="Standard">
      <style:text-properties fo:font-variant="normal" fo:text-transform="none" fo:color="#222222" loext:opacity="100%" style:font-name="open sans" fo:font-size="13.1000003814697pt" fo:letter-spacing="normal" fo:font-style="normal" fo:font-weight="normal" officeooo:rsid="0010ac09" officeooo:paragraph-rsid="0010ac09" style:font-weight-asian="normal" style:font-weight-complex="normal"/>
    </style:style>
    <style:style style:name="P20" style:family="paragraph" style:parent-style-name="Standard">
      <style:text-properties fo:font-variant="normal" fo:text-transform="none" fo:color="#222222" loext:opacity="100%" style:font-name="open sans" fo:font-size="13.1000003814697pt" fo:letter-spacing="normal" fo:font-style="normal" fo:font-weight="normal" officeooo:rsid="000f8e2c" officeooo:paragraph-rsid="000f8e2c" fo:background-color="#ffff00" style:font-weight-asian="normal" style:font-weight-complex="normal"/>
    </style:style>
    <style:style style:name="P21" style:family="paragraph" style:parent-style-name="Standard">
      <style:text-properties fo:font-variant="normal" fo:text-transform="none" fo:color="#222222" loext:opacity="100%" style:font-name="open sans" fo:font-size="13.1000003814697pt" fo:letter-spacing="normal" fo:font-style="normal" fo:font-weight="normal" officeooo:rsid="0010ac09" officeooo:paragraph-rsid="0010ac09" fo:background-color="#ffff00" style:font-weight-asian="normal" style:font-weight-complex="normal"/>
    </style:style>
    <style:style style:name="T1" style:family="text">
      <style:text-properties officeooo:rsid="00022e7b"/>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officeooo:rsid="0003f870"/>
    </style:style>
    <style:style style:name="T5" style:family="text">
      <style:text-properties officeooo:rsid="00050b79"/>
    </style:style>
    <style:style style:name="T6" style:family="text">
      <style:text-properties fo:font-weight="bold" style:font-weight-asian="bold" style:font-weight-complex="bold"/>
    </style:style>
    <style:style style:name="T7" style:family="text">
      <style:text-properties officeooo:rsid="00065d23"/>
    </style:style>
    <style:style style:name="T8" style:family="text">
      <style:text-properties officeooo:rsid="0007ccbc"/>
    </style:style>
    <style:style style:name="T9" style:family="text">
      <style:text-properties officeooo:rsid="0007cd26"/>
    </style:style>
    <style:style style:name="T10" style:family="text">
      <style:text-properties officeooo:rsid="0008eb12"/>
    </style:style>
    <style:style style:name="T11" style:family="text">
      <style:text-properties fo:font-variant="normal" fo:text-transform="none" fo:color="#222222" loext:opacity="100%" style:font-name="open sans" fo:font-size="13.1000003814697pt" fo:letter-spacing="normal" fo:font-style="normal"/>
    </style:style>
    <style:style style:name="T12" style:family="text">
      <style:text-properties fo:font-variant="normal" fo:text-transform="none" fo:color="#222222" loext:opacity="100%" style:font-name="SFMono-Regular" fo:font-size="10.6499996185303pt" fo:letter-spacing="normal" fo:font-style="normal" loext:padding="0in" loext:border="none"/>
    </style:style>
    <style:style style:name="T13" style:family="text">
      <style:text-properties fo:font-variant="normal" fo:text-transform="none" fo:color="#222222" loext:opacity="100%" style:font-name="SFMono-Regular" fo:font-size="11.4499998092651pt" fo:letter-spacing="normal" fo:font-style="normal" fo:font-weight="normal" loext:padding="0in" loext:border="none"/>
    </style:style>
    <style:style style:name="T14" style:family="text">
      <style:text-properties fo:font-variant="normal" fo:text-transform="none" fo:color="#222222" loext:opacity="100%" fo:letter-spacing="normal"/>
    </style:style>
    <style:style style:name="T15" style:family="text">
      <style:text-properties fo:font-variant="normal" fo:text-transform="none" fo:color="#008000" loext:opacity="100%" style:font-name="SFMono-Regular" fo:font-size="11.4499998092651pt" fo:letter-spacing="normal" fo:font-style="normal" fo:font-weight="bold" loext:padding="0in" loext:border="none"/>
    </style:style>
    <style:style style:name="T16" style:family="text">
      <style:text-properties fo:font-variant="normal" fo:text-transform="none" fo:color="#bbbbbb" loext:opacity="100%" style:font-name="SFMono-Regular" fo:font-size="11.4499998092651pt" fo:letter-spacing="normal" fo:font-style="normal" fo:font-weight="normal" loext:padding="0in" loext:border="none"/>
    </style:style>
    <style:style style:name="T17" style:family="text">
      <style:text-properties fo:font-variant="normal" fo:text-transform="none" fo:color="#bbbbbb" loext:opacity="100%" fo:letter-spacing="normal" loext:padding="0in" loext:border="none"/>
    </style:style>
    <style:style style:name="T18" style:family="text">
      <style:text-properties fo:font-variant="normal" fo:text-transform="none" fo:color="#bb4444" loext:opacity="100%" style:font-name="SFMono-Regular" fo:font-size="11.4499998092651pt" fo:letter-spacing="normal" fo:font-style="normal" fo:font-weight="normal" loext:padding="0in" loext:border="none"/>
    </style:style>
    <style:style style:name="T19" style:family="text">
      <style:text-properties style:font-name="SFMono-Regular" fo:font-size="11.4499998092651pt" loext:padding="0in" loext:border="none"/>
    </style:style>
    <style:style style:name="T20" style:family="text">
      <style:text-properties style:font-name="SFMono-Regular" fo:font-size="10.6499996185303pt" loext:padding="0in" loext:border="none"/>
    </style:style>
    <style:style style:name="T21" style:family="text">
      <style:text-properties fo:color="#008000" loext:opacity="100%" style:font-name="SFMono-Regular" fo:font-size="11.4499998092651pt" fo:font-weight="bold" loext:padding="0in" loext:border="none"/>
    </style:style>
    <style:style style:name="T22" style:family="text">
      <style:text-properties fo:color="#bbbbbb" loext:opacity="100%" style:font-name="SFMono-Regular" fo:font-size="11.4499998092651pt"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span text:style-name="T1">POD RESSOURCES LIMIT AND REQUIREMENT</text:span><text:tab/><text:tab/><text:tab/></text:p>
      <text:p text:style-name="Standard"/>
      <text:p text:style-name="Standard">// <text:span text:style-name="T1">create a deployment on the master node</text:span></text:p>
      <text:p text:style-name="Standard">jerome@master:~/LFD259/SOLUTIONS/s_04$ <text:span text:style-name="T6">$k create -f stress.yaml </text:span></text:p>
      <text:p text:style-name="Standard"/>
      <text:p text:style-name="Standard">//<text:span text:style-name="T1">check the O-S consuming ressources using the top command</text:span></text:p>
      <text:p text:style-name="Standard">jerome@worker:~$ <text:span text:style-name="T6">top</text:span></text:p>
      <text:p text:style-name="Standard">top - 06:40:55 up 29 days, 20:52, <text:s/>1 user, <text:s/>load average: 0.46, 0.55, 0.45</text:p>
      <text:p text:style-name="Standard">Tasks: 151 total, <text:s text:c="2"/>2 running, <text:s/>93 sleeping, <text:s text:c="2"/>0 stopped, <text:s text:c="2"/>0 zombie</text:p>
      <text:p text:style-name="Standard"><text:span text:style-name="T2">%Cpu(s): 27.5 us, 72.3 sy, <text:s/>0.0 ni, <text:s/>0.2 id, </text:span><text:s/>0.0 wa, <text:s/>0.0 hi, <text:s/>0.0 si, <text:s/>0.0 st</text:p>
      <text:p text:style-name="Standard">KiB Mem : <text:s/>7636440 total, <text:s/>1180832 free, <text:s/>1450008 used, <text:s/>5005600 buff/cache</text:p>
      <text:p text:style-name="Standard">KiB Swap: <text:s text:c="7"/>0 total, <text:s text:c="7"/>0 free, <text:s text:c="7"/>0 used. <text:s/>5923544 avail Mem </text:p>
      <text:p text:style-name="Standard"/>
      <text:p text:style-name="Standard"><text:s text:c="2"/>PID USER <text:s text:c="5"/>PR <text:s/>NI <text:s text:c="3"/>VIRT <text:s text:c="3"/>RES <text:s text:c="3"/>SHR S <text:s/>%CPU %MEM <text:s text:c="4"/>TIME+ COMMAND <text:s text:c="60"/></text:p>
      <text:p text:style-name="Standard"><text:span text:style-name="T2">12933 root <text:s text:c="5"/>20 <text:s text:c="2"/>0 <text:s/>958532 954960 <text:s text:c="2"/>3244 S 195.0 12.5 <text:s text:c="2"/>0:23.26 stress <text:s text:c="2"/></text:span><text:s text:c="59"/></text:p>
      <text:p text:style-name="Standard"><text:s/>5924 root <text:s text:c="5"/>20 <text:s text:c="2"/>0 1954100 112200 <text:s/>67076 S <text:s text:c="2"/>1.3 <text:s/>1.5 737:53.47 kubelet <text:s text:c="60"/></text:p>
      <text:p text:style-name="Standard">22386 root <text:s text:c="5"/>20 <text:s text:c="2"/>0 1386116 119348 <text:s/>48892 S <text:s text:c="2"/>0.7 <text:s/>1.6 128:17.73 dockerd <text:s text:c="60"/></text:p>
      <text:p text:style-name="Standard">23541 root <text:s text:c="5"/>20 <text:s text:c="2"/>0 1652712 <text:s/>56128 <text:s/>37948 S <text:s text:c="2"/>0.7 <text:s/>0.7 255:25.33 calico-node <text:s text:c="56"/></text:p>
      <text:p text:style-name="Standard"><text:s/>2158 root <text:s text:c="5"/>20 <text:s text:c="2"/>0 1326520 <text:s/>46940 <text:s/>25992 S <text:s text:c="2"/>0.3 <text:s/>0.6 131:07.62 containerd <text:s text:c="57"/></text:p>
      <text:p text:style-name="Standard"><text:s/>6891 root <text:s text:c="5"/>20 <text:s text:c="2"/>0 <text:s text:c="6"/>0 <text:s text:c="5"/>0 <text:s text:c="5"/>0 I <text:s text:c="2"/>0.3 <text:s/>0.0 <text:s text:c="2"/>0:00.04 kworker/u4:1-ev <text:s text:c="52"/></text:p>
      <text:p text:style-name="Standard">12989 jerome <text:s text:c="3"/>20 <text:s text:c="2"/>0 <text:s text:c="2"/>42244 <text:s text:c="2"/>3760 <text:s text:c="2"/>3160 R <text:s text:c="2"/>0.3 <text:s/>0.0 <text:s text:c="2"/>0:00.04 top <text:s text:c="64"/></text:p>
      <text:p text:style-name="Standard"><text:s text:c="4"/>1 root <text:s text:c="5"/>20 <text:s text:c="2"/>0 <text:s/>160288 <text:s text:c="2"/>9560 <text:s text:c="2"/>6672 S <text:s text:c="2"/>0.0 <text:s/>0.1 <text:s/>34:03.63 systemd <text:s text:c="60"/></text:p>
      <text:p text:style-name="Standard"><text:s text:c="4"/>2 root <text:s text:c="5"/>20 <text:s text:c="2"/>0 <text:s text:c="6"/>0 <text:s text:c="5"/>0 <text:s text:c="5"/>0 S <text:s text:c="2"/>0.0 <text:s/>0.0 <text:s text:c="2"/>0:00.34 kthreadd <text:s text:c="59"/></text:p>
      <text:p text:style-name="Standard"><text:s text:c="4"/>3 root <text:s text:c="6"/>0 -20 <text:s text:c="6"/>0 <text:s text:c="5"/>0 <text:s text:c="5"/>0 I <text:s text:c="2"/>0.0 <text:s/>0.0 <text:s text:c="2"/>0:00.00 rcu_gp <text:s text:c="11"/></text:p>
      <text:p text:style-name="Standard"/>
      <text:p text:style-name="Standard"/>
      <text:p text:style-name="Standard">// <text:span text:style-name="T1">turn off the deployment</text:span></text:p>
      <text:p text:style-name="Standard">jerome@master:~/LFD259/SOLUTIONS/s_04$ <text:span text:style-name="T6">$k delete -f stress.yaml</text:span></text:p>
      <text:p text:style-name="Standard"/>
      <text:p text:style-name="P5">// <text:span text:style-name="T1">check the O-S consuming ressources using the top command</text:span></text:p>
      <text:p text:style-name="P5">jerome@worker:~$ <text:span text:style-name="T6">top</text:span></text:p>
      <text:p text:style-name="P5">top - 06:41:33 up 29 days, 20:53, <text:s/>1 user, <text:s/>load average: 1.00, 0.70, 0.51</text:p>
      <text:p text:style-name="P5">Tasks: 147 total, <text:s text:c="2"/>1 running, <text:s/>89 sleeping, <text:s text:c="2"/>0 stopped, <text:s text:c="2"/>0 zombie</text:p>
      <text:p text:style-name="P5"><text:span text:style-name="T2">%Cpu(s): <text:s/>3.0 us, <text:s/>1.7 sy, <text:s/>0.0 ni, 94.8 id, <text:s/>0</text:span>.2 wa, <text:s/>0.0 hi, <text:s/>0.3 si, <text:s/>0.0 st</text:p>
      <text:p text:style-name="P5">KiB Mem : <text:s/>7636440 total, <text:s/>2158432 free, <text:s text:c="2"/>492992 used, <text:s/>4985016 buff/cache</text:p>
      <text:p text:style-name="P5">KiB Swap: <text:s text:c="7"/>0 total, <text:s text:c="7"/>0 free, <text:s text:c="7"/>0 used. <text:s/>6880676 avail Mem </text:p>
      <text:p text:style-name="P5"/>
      <text:p text:style-name="P5"><text:s text:c="2"/>PID USER <text:s text:c="5"/>PR <text:s/>NI <text:s text:c="3"/>VIRT <text:s text:c="3"/>RES <text:s text:c="3"/>SHR S <text:s/>%CPU %MEM <text:s text:c="4"/>TIME+ COMMAND <text:s text:c="60"/></text:p>
      <text:p text:style-name="P5"><text:s/>5924 root <text:s text:c="5"/>20 <text:s text:c="2"/>0 1954100 112200 <text:s/>67076 S <text:s/><text:span text:style-name="T2"><text:s/>2.7 <text:s/>1.5 </text:span>737:54.29 kubelet <text:s text:c="60"/></text:p>
      <text:p text:style-name="P5">22386 root <text:s text:c="5"/>20 <text:s text:c="2"/>0 1386116 119296 <text:s/>48840 S <text:s text:c="2"/>1.3 <text:s/>1.6 128:18.18 dockerd <text:s text:c="60"/></text:p>
      <text:p text:style-name="P5">23541 root <text:s text:c="5"/>20 <text:s text:c="2"/>0 1652712 <text:s/>56096 <text:s/>37948 S <text:s text:c="2"/>1.3 <text:s/>0.7 255:25.77 calico-node <text:s text:c="56"/></text:p>
      <text:p text:style-name="P5"><text:s text:c="4"/>1 root <text:s text:c="5"/>20 <text:s text:c="2"/>0 <text:s/>160288 <text:s text:c="2"/>9560 <text:s text:c="2"/>6672 S <text:s text:c="2"/>0.3 <text:s/>0.1 <text:s/>34:03.68 systemd <text:s text:c="60"/></text:p>
      <text:p text:style-name="P5"><text:s/>1043 message+ <text:s/>20 <text:s text:c="2"/>0 <text:s text:c="2"/>50324 <text:s text:c="2"/>4124 <text:s text:c="2"/>3260 S <text:s text:c="2"/>0.3 <text:s/>0.1 <text:s text:c="2"/>9:40.95 dbus-daemon <text:s text:c="56"/></text:p>
      <text:p text:style-name="P5"><text:s/>2158 root <text:s text:c="5"/>20 <text:s text:c="2"/>0 1326520 <text:s/>46940 <text:s/>25992 S <text:s text:c="2"/>0.3 <text:s/>0.6 131:07.75 containerd <text:s text:c="57"/></text:p>
      <text:p text:style-name="P5">12012 jerome <text:s text:c="3"/>20 <text:s text:c="2"/>0 <text:s text:c="2"/>76944 <text:s text:c="2"/>7932 <text:s text:c="2"/>6636 S <text:s text:c="2"/>0.3 <text:s/>0.1 <text:s text:c="2"/>0:00.17 systemd <text:s text:c="60"/></text:p>
      <text:p text:style-name="P5">13600 jerome <text:s text:c="3"/>20 <text:s text:c="2"/>0 <text:s text:c="2"/>42244 <text:s text:c="2"/>3796 <text:s text:c="2"/>3200 R <text:s text:c="2"/>0.3 <text:s/>0.0 <text:s text:c="2"/>0:00.02 top <text:s text:c="64"/></text:p>
      <text:p text:style-name="P5">23421 root <text:s text:c="5"/>20 <text:s text:c="2"/>0 <text:s text:c="2"/>11824 <text:s text:c="2"/>6664 <text:s text:c="2"/>5204 S <text:s text:c="2"/>0.3 <text:s/>0.1 <text:s/>14:51.74 containerd-shim <text:s text:c="52"/></text:p>
      <text:p text:style-name="P5"><text:soft-page-break/><text:s text:c="4"/>2 root <text:s text:c="5"/>20 <text:s text:c="2"/>0 <text:s text:c="6"/>0 <text:s text:c="5"/>0 <text:s text:c="5"/>0 S <text:s text:c="2"/>0.0 <text:s/>0.0 <text:s text:c="2"/>0:00.34 kthreadd <text:s text:c="59"/></text:p>
      <text:p text:style-name="P5"><text:s text:c="4"/>3 root <text:s text:c="6"/>0 -20 <text:s text:c="6"/>0 <text:s text:c="5"/>0 <text:s text:c="5"/>0 I <text:s text:c="2"/>0.0 <text:s/>0.0 <text:s text:c="2"/>0:00.00 rcu_gp <text:s text:c="21"/></text:p>
      <text:p text:style-name="P5"/>
      <text:p text:style-name="P5">// <text:span text:style-name="T4">add these line in the stress.yaml</text:span></text:p>
      <text:p text:style-name="P5"><text:s/>name: stressmeout</text:p>
      <text:p text:style-name="P5"><text:s text:c="2"/>resources: <text:s text:c="4"/>← <text:span text:style-name="T4">start here</text:span></text:p>
      <text:p text:style-name="P5"><text:s text:c="4"/>limits:</text:p>
      <text:p text:style-name="P5"><text:s text:c="6"/>cpu: "1"</text:p>
      <text:p text:style-name="P5"><text:s text:c="6"/>memory: "1Gi"</text:p>
      <text:p text:style-name="P5"><text:s text:c="4"/>requests:</text:p>
      <text:p text:style-name="P5"><text:s text:c="6"/>cpu: "0.5"</text:p>
      <text:p text:style-name="P5"><text:s text:c="6"/>memory: "500Mi"</text:p>
      <text:p text:style-name="P5"/>
      <text:p text:style-name="P5">// <text:span text:style-name="T5">run the deploy again</text:span></text:p>
      <text:p text:style-name="P5">jerome@master:~/LFD259/SOLUTIONS/s_04$ <text:span text:style-name="T6">$k create -f stress.yaml </text:span></text:p>
      <text:p text:style-name="P5">deployment.apps/stressmeout created</text:p>
      <text:p text:style-name="P5">jerome@master:~/LFD259/SOLUTIONS/s_04$ <text:span text:style-name="T6">$k get po</text:span></text:p>
      <text:p text:style-name="P5">NAME <text:s text:c="25"/>READY <text:s text:c="2"/>STATUS <text:s text:c="3"/>RESTARTS <text:s text:c="2"/>AGE</text:p>
      <text:p text:style-name="P5">stressmeout-7dc667854-78scs <text:s text:c="2"/>1/1 <text:s text:c="4"/>Running <text:s text:c="2"/>0 <text:s text:c="9"/>19s</text:p>
      <text:p text:style-name="P5">jerome@master:~/LFD259/SOLUTIONS/s_04$ <text:span text:style-name="T6">$k get po</text:span></text:p>
      <text:p text:style-name="P5">NAME <text:s text:c="25"/>READY <text:s text:c="2"/>STATUS <text:s text:c="5"/>RESTARTS <text:s text:c="2"/>AGE</text:p>
      <text:p text:style-name="P5">stressmeout-7dc667854-78scs <text:s text:c="2"/>0/1 <text:s text:c="2"/><text:span text:style-name="T2"><text:s text:c="2"/>OOMKilled <text:s/></text:span><text:s/>1 <text:s text:c="9"/>44s</text:p>
      <text:p text:style-name="P5">jerome@master:~/LFD259/SOLUTIONS/s_04$ </text:p>
      <text:p text:style-name="P5">// <text:span text:style-name="T7">after 5 restart the pod crash</text:span></text:p>
      <text:p text:style-name="P5">jerome@master:~/LFD259/SOLUTIONS/s_04$ <text:span text:style-name="T6">$k get po</text:span></text:p>
      <text:p text:style-name="P5">NAME <text:s text:c="25"/>READY <text:s text:c="2"/>STATUS <text:s text:c="12"/>RESTARTS <text:s text:c="2"/>AGE</text:p>
      <text:p text:style-name="P5">stressmeout-7dc667854-78scs <text:s text:c="2"/>0/1 <text:s text:c="4"/>CrashLoopBackOff <text:s text:c="2"/>5 <text:s text:c="9"/>6m44s</text:p>
      <text:p text:style-name="P5"/>
      <text:p text:style-name="P5">// <text:span text:style-name="T5">check resources on worker node</text:span></text:p>
      <text:p text:style-name="P5">// <text:span text:style-name="T5">no stress process</text:span></text:p>
      <text:p text:style-name="P5"/>
      <text:p text:style-name="P5"/>
      <text:p text:style-name="P5">// <text:span text:style-name="T7">modify the stress.yaml file</text:span></text:p>
      <text:p text:style-name="P5"><text:s text:c="3"/>spec:</text:p>
      <text:p text:style-name="P6"><text:s text:c="6"/>nodeSelector:</text:p>
      <text:p text:style-name="P5"><text:span text:style-name="T2"><text:s text:c="8"/>kubern</text:span>etes.io/hostname: worker #&lt;&lt;-- EDIT to be YOUR worker hostname</text:p>
      <text:p text:style-name="P5"><text:s text:c="6"/>containers:</text:p>
      <text:p text:style-name="P5"><text:s text:c="6"/>- image: vish/stress</text:p>
      <text:p text:style-name="P5"><text:s text:c="8"/>imagePullPolicy: Always</text:p>
      <text:p text:style-name="P5"><text:s text:c="8"/>name: stressmeout</text:p>
      <text:p text:style-name="P5"><text:s text:c="8"/>resources:</text:p>
      <text:p text:style-name="P5"><text:s text:c="10"/>limits:</text:p>
      <text:p text:style-name="P5"><text:s text:c="10"/><text:span text:style-name="T2"><text:s text:c="2"/>cpu: "2"</text:span></text:p>
      <text:p text:style-name="P6"><text:s text:c="12"/>memory: "2Gi"</text:p>
      <text:p text:style-name="P5"><text:s text:c="10"/>requests:</text:p>
      <text:p text:style-name="P5"><text:s text:c="12"/>cpu: "0.5"</text:p>
      <text:p text:style-name="P5"><text:s text:c="12"/>memory: "500Mi"</text:p>
      <text:p text:style-name="P5"><text:soft-page-break/><text:s text:c="8"/>args:</text:p>
      <text:p text:style-name="P5"/>
      <text:p text:style-name="P5">// <text:span text:style-name="T8">redeploy the stress.yaml deployment</text:span></text:p>
      <text:p text:style-name="P5"/>
      <text:p text:style-name="P5">// <text:span text:style-name="T8">see the resources used on the worker node</text:span></text:p>
      <text:p text:style-name="P5">jerome@worker:~$ <text:span text:style-name="T6">top</text:span></text:p>
      <text:p text:style-name="P5">top - 07:27:05 up 29 days, 21:38, <text:s/>1 user, <text:s/>load average: 3.17, 1.54, 0.73</text:p>
      <text:p text:style-name="P5">Tasks: 141 total, <text:s text:c="2"/>2 running, <text:s/>93 sleeping, <text:s text:c="2"/>0 stopped, <text:s text:c="2"/>0 zombie</text:p>
      <text:p text:style-name="P5"><text:span text:style-name="T2">%Cpu(s): 30.2 us, 69.8 sy, <text:s/></text:span>0.0 ni, <text:s/>0.0 id, <text:s/>0.0 wa, <text:s/>0.0 hi, <text:s/>0.0 si, <text:s/>0.0 st</text:p>
      <text:p text:style-name="P5">KiB Mem : <text:s/>7636440 total, <text:s text:c="2"/>147828 free, <text:s/>2508704 used, <text:s/>4979908 buff/cache</text:p>
      <text:p text:style-name="P5">KiB Swap: <text:s text:c="7"/>0 total, <text:s text:c="7"/>0 free, <text:s text:c="7"/>0 used. <text:s/>4864848 avail Mem </text:p>
      <text:p text:style-name="P5"><text:s text:c="2"/>scroll coordinates: y = 1/141 (tasks), x = 1/12 (fields)</text:p>
      <text:p text:style-name="P5"><text:s text:c="2"/>PID USER <text:s text:c="5"/>PR <text:s/>NI <text:s text:c="3"/>VIRT <text:s text:c="3"/>RES <text:s text:c="3"/>SHR S <text:s/>%CPU %MEM <text:s text:c="4"/>TIME+ COMMAND <text:s text:c="60"/></text:p>
      <text:p text:style-name="P5">15022 root <text:s text:c="5"/>20 <text:s text:c="2"/>0 <text:span text:style-name="T2">2015532 1.918g <text:s text:c="2"/>3180 S 193.7 26.3 <text:s text:c="2"/>5:01.21 stress <text:s text:c="3"/></text:span><text:s text:c="58"/></text:p>
      <text:p text:style-name="P5"><text:s/>5924 root <text:s text:c="5"/>20 <text:s text:c="2"/>0 1954100 112200 <text:s/>67076 S <text:s text:c="2"/>2.6 <text:s/>1.5 738:47.19 kubelet <text:s text:c="60"/></text:p>
      <text:p text:style-name="P5">16799 jerome <text:s text:c="3"/>20 <text:s text:c="2"/>0 <text:s text:c="2"/>42244 <text:s text:c="2"/>3860 <text:s text:c="2"/>3280 R <text:s text:c="2"/>0.7 <text:s/>0.1 <text:s text:c="2"/>0:00.06 top <text:s text:c="21"/></text:p>
      <text:p text:style-name="P5"/>
      <text:p text:style-name="P5">// <text:span text:style-name="T9">run this command to get all node desciption</text:span></text:p>
      <text:p text:style-name="P5">jerome@master:~/LFD259/SOLUTIONS/s_04$ <text:span text:style-name="T6">$k describe node</text:span></text:p>
      <text:p text:style-name="P14"/>
      <text:p text:style-name="P7">// <text:span text:style-name="T9">to get a specific node describe info</text:span></text:p>
      <text:p text:style-name="P7">jerome@master:~/LFD259/SOLUTIONS/s_04$ <text:span text:style-name="T6">$k describe node worker</text:span></text:p>
      <text:p text:style-name="P7">Allocated resources:</text:p>
      <text:p text:style-name="P7"><text:s text:c="2"/>(Total limits may be over 100 percent, i.e., overcommitted.)</text:p>
      <text:p text:style-name="P7"><text:s text:c="2"/>Resource <text:s text:c="10"/>Requests <text:s text:c="3"/>Limits</text:p>
      <text:p text:style-name="P7"><text:s text:c="2"/>-------- <text:s text:c="10"/>-------- <text:s text:c="3"/>------</text:p>
      <text:p text:style-name="P8"><text:s text:c="2"/>cpu <text:s text:c="15"/>750m (37%) <text:s/>2 (100%)</text:p>
      <text:p text:style-name="P8"><text:s text:c="2"/>memory <text:s text:c="12"/>500Mi (6%) <text:s/>2Gi (27%)</text:p>
      <text:p text:style-name="P7"><text:s text:c="2"/>ephemeral-storage <text:s/>0 (0%) <text:s text:c="5"/>0 (0%)</text:p>
      <text:p text:style-name="P7"><text:s text:c="2"/>hugepages-1Gi <text:s text:c="5"/>0 (0%) <text:s text:c="5"/>0 (0%)</text:p>
      <text:p text:style-name="P7"><text:s text:c="2"/>hugepages-2Mi <text:s text:c="5"/>0 (0%) <text:s text:c="5"/>0 (0%)</text:p>
      <text:p text:style-name="P7">Events:</text:p>
      <text:p text:style-name="P7"/>
      <text:p text:style-name="P7">// <text:span text:style-name="T10">I don t know if there is a link but in the stress.yaml file we can see</text:span></text:p>
      <text:p text:style-name="P7">// <text:span text:style-name="T10">which are matching….</text:span></text:p>
      <text:p text:style-name="P7"><text:s/>containers:</text:p>
      <text:p text:style-name="P7"><text:s text:c="6"/>- image: vish/stress</text:p>
      <text:p text:style-name="P7"><text:s text:c="8"/>imagePullPolicy: Always</text:p>
      <text:p text:style-name="P7"><text:s text:c="8"/>name: stressmeout</text:p>
      <text:p text:style-name="P7"><text:s text:c="8"/>resources:</text:p>
      <text:p text:style-name="P7"><text:s text:c="9"/><text:span text:style-name="T2"><text:s/>limits:</text:span></text:p>
      <text:p text:style-name="P8"><text:s text:c="12"/>cpu: "2"</text:p>
      <text:p text:style-name="P8"><text:s text:c="12"/>memory: "2Gi"</text:p>
      <text:p text:style-name="P7"><text:s text:c="10"/>requests: </text:p>
      <text:p text:style-name="P7"><text:s text:c="12"/>cpu: "0.5"</text:p>
      <text:p text:style-name="P7"><text:s text:c="12"/>memory: "500Mi"</text:p>
      <text:p text:style-name="P7"><text:s text:c="8"/><text:span text:style-name="T2">args:</text:span></text:p>
      <text:p text:style-name="P8"><text:soft-page-break/><text:s text:c="8"/>- -cpus</text:p>
      <text:p text:style-name="P8"><text:s text:c="8"/>- "2"</text:p>
      <text:p text:style-name="P8"><text:s text:c="8"/>- -mem-total</text:p>
      <text:p text:style-name="P8"><text:s text:c="8"/>- "1950Mi"</text:p>
      <text:p text:style-name="P7"><text:s text:c="8"/>- -mem-alloc-size</text:p>
      <text:p text:style-name="P7"><text:s text:c="8"/>- "100Mi"</text:p>
      <text:p text:style-name="P7"><text:s text:c="8"/>- -mem-alloc-sleep</text:p>
      <text:p text:style-name="P7"><text:s text:c="8"/>- "1s"</text:p>
      <text:p text:style-name="P7"/>
      <text:p text:style-name="P9"/>
      <text:p text:style-name="P7"><text:span text:style-name="T11">The </text:span><text:span text:style-name="Source_20_Text"><text:span text:style-name="T12">args</text:span></text:span><text:span text:style-name="T11"> section in the configuration file provides arguments for the Container when it starts. The </text:span><text:span text:style-name="Source_20_Text"><text:span text:style-name="T12">"--vm-bytes", "150M"</text:span></text:span><text:span text:style-name="T11"> arguments tell the Container to attempt to allocate 150 MiB of memory.</text:span></text:p>
      <text:p text:style-name="P9"/>
      <text:p text:style-name="P9"/>
      <text:p text:style-name="P7"><text:span text:style-name="T11">Run </text:span><text:span text:style-name="Source_20_Text"><text:span text:style-name="T12">kubectl top</text:span></text:span><text:span text:style-name="T14"> </text:span><text:span text:style-name="T11">to fetch the metrics for the pod:</text:span></text:p>
      <text:p text:style-name="P9"/>
      <text:p text:style-name="P11">=============== memory from k8s.io doc ==================</text:p>
      <text:p text:style-name="P9"/>
      <text:p text:style-name="P9">A Container can exceed its memory request if the Node has memory available. But a Container is not allowed to use more than its memory limit. If a Container allocates more memory than its limit, the Container becomes a candidate for termination. If the Container continues to consume memory beyond its limit, the Container is terminated. If a terminated Container can be restarted, the kubelet restarts it, as with any other type of runtime failure.</text:p>
      <text:p text:style-name="P9"/>
      <text:p text:style-name="P9">In this exercise, you create a Pod that attempts to allocate more memory than its limit. Here is the configuration file for a Pod that has one Container with a memory request of 50 MiB and a memory limit of 100 MiB:</text:p>
      <text:p text:style-name="P9"/>
      <text:p text:style-name="P1"><text:span text:style-name="Source_20_Text"><text:span text:style-name="T21">apiVersion</text:span></text:span><text:span text:style-name="Source_20_Text"><text:span text:style-name="T19">:</text:span></text:span><text:span text:style-name="Source_20_Text"><text:span text:style-name="T22"> </text:span></text:span><text:span text:style-name="Source_20_Text"><text:span text:style-name="T19">v1</text:span></text:span></text:p>
      <text:p text:style-name="P4"><text:span text:style-name="Source_20_Text"><text:span text:style-name="T15">kind</text:span></text:span><text:span text:style-name="Source_20_Text"><text:span text:style-name="T13">:</text:span></text:span><text:span text:style-name="Source_20_Text"><text:span text:style-name="T16"> </text:span></text:span><text:span text:style-name="Source_20_Text"><text:span text:style-name="T13">Pod</text:span></text:span></text:p>
      <text:p text:style-name="P4"><text:span text:style-name="Source_20_Text"><text:span text:style-name="T15">metadata</text:span></text:span><text:span text:style-name="Source_20_Text"><text:span text:style-name="T13">:</text:span></text:span></text:p>
      <text:p text:style-name="P4"><text:span text:style-name="Source_20_Text"><text:span text:style-name="T17"><text:s text:c="2"/></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memory-demo-2</text:span></text:span></text:p>
      <text:p text:style-name="P4"><text:span text:style-name="Source_20_Text"><text:span text:style-name="T17"><text:s text:c="2"/></text:span></text:span><text:span text:style-name="Source_20_Text"><text:span text:style-name="T15">namespace</text:span></text:span><text:span text:style-name="Source_20_Text"><text:span text:style-name="T13">:</text:span></text:span><text:span text:style-name="Source_20_Text"><text:span text:style-name="T16"> </text:span></text:span><text:span text:style-name="Source_20_Text"><text:span text:style-name="T13">mem-example</text:span></text:span></text:p>
      <text:p text:style-name="P4"><text:span text:style-name="Source_20_Text"><text:span text:style-name="T15">spec</text:span></text:span><text:span text:style-name="Source_20_Text"><text:span text:style-name="T13">:</text:span></text:span></text:p>
      <text:p text:style-name="P4"><text:span text:style-name="Source_20_Text"><text:span text:style-name="T17"><text:s text:c="2"/></text:span></text:span><text:span text:style-name="Source_20_Text"><text:span text:style-name="T15">containers</text:span></text:span><text:span text:style-name="Source_20_Text"><text:span text:style-name="T13">:</text:span></text:span></text:p>
      <text:p text:style-name="P4"><text:span text:style-name="Source_20_Text"><text:span text:style-name="T17"><text:s text:c="2"/></text:span></text:span><text:span text:style-name="Source_20_Text"><text:span text:style-name="T13">- </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memory-demo-2-ctr</text:span></text:span></text:p>
      <text:p text:style-name="P4"><text:span text:style-name="Source_20_Text"><text:span text:style-name="T17"><text:s text:c="4"/></text:span></text:span><text:span text:style-name="Source_20_Text"><text:span text:style-name="T15">image</text:span></text:span><text:span text:style-name="Source_20_Text"><text:span text:style-name="T13">:</text:span></text:span><text:span text:style-name="Source_20_Text"><text:span text:style-name="T16"> </text:span></text:span><text:span text:style-name="Source_20_Text"><text:span text:style-name="T13">polinux/stress</text:span></text:span></text:p>
      <text:p text:style-name="P4"><text:span text:style-name="Source_20_Text"><text:span text:style-name="T17"><text:s text:c="4"/></text:span></text:span><text:span text:style-name="Source_20_Text"><text:span text:style-name="T15">resources</text:span></text:span><text:span text:style-name="Source_20_Text"><text:span text:style-name="T13">:</text:span></text:span></text:p>
      <text:p text:style-name="P4"><text:span text:style-name="Source_20_Text"><text:span text:style-name="T17"><text:s text:c="6"/></text:span></text:span><text:span text:style-name="Source_20_Text"><text:span text:style-name="T15">requests</text:span></text:span><text:span text:style-name="Source_20_Text"><text:span text:style-name="T13">:</text:span></text:span></text:p>
      <text:p text:style-name="P4"><text:span text:style-name="Source_20_Text"><text:span text:style-name="T17"><text:s text:c="8"/></text:span></text:span><text:span text:style-name="Source_20_Text"><text:span text:style-name="T15">memory</text:span></text:span><text:span text:style-name="Source_20_Text"><text:span text:style-name="T13">:</text:span></text:span><text:span text:style-name="Source_20_Text"><text:span text:style-name="T16"> </text:span></text:span><text:span text:style-name="Source_20_Text"><text:span text:style-name="T18">"50Mi"</text:span></text:span></text:p>
      <text:p text:style-name="P4"><text:span text:style-name="Source_20_Text"><text:span text:style-name="T17"><text:s text:c="6"/></text:span></text:span><text:span text:style-name="Source_20_Text"><text:span text:style-name="T15">limits</text:span></text:span><text:span text:style-name="Source_20_Text"><text:span text:style-name="T13">:</text:span></text:span></text:p>
      <text:p text:style-name="P4"><text:span text:style-name="Source_20_Text"><text:span text:style-name="T17"><text:s text:c="8"/></text:span></text:span><text:span text:style-name="Source_20_Text"><text:span text:style-name="T15">memory</text:span></text:span><text:span text:style-name="Source_20_Text"><text:span text:style-name="T13">:</text:span></text:span><text:span text:style-name="Source_20_Text"><text:span text:style-name="T16"> </text:span></text:span><text:span text:style-name="Source_20_Text"><text:span text:style-name="T18">"100Mi"</text:span></text:span></text:p>
      <text:p text:style-name="P4"><text:span text:style-name="Source_20_Text"><text:span text:style-name="T17"><text:s text:c="4"/></text:span></text:span><text:span text:style-name="Source_20_Text"><text:span text:style-name="T15">command</text:span></text:span><text:span text:style-name="Source_20_Text"><text:span text:style-name="T13">:</text:span></text:span><text:span text:style-name="Source_20_Text"><text:span text:style-name="T16"> </text:span></text:span><text:span text:style-name="Source_20_Text"><text:span text:style-name="T13">[</text:span></text:span><text:span text:style-name="Source_20_Text"><text:span text:style-name="T18">"stress"</text:span></text:span><text:span text:style-name="Source_20_Text"><text:span text:style-name="T13">]</text:span></text:span></text:p>
      <text:p text:style-name="P4"><text:soft-page-break/><text:span text:style-name="Source_20_Text"><text:span text:style-name="T17"><text:s text:c="4"/></text:span></text:span><text:span text:style-name="Source_20_Text"><text:span text:style-name="T15">args</text:span></text:span><text:span text:style-name="Source_20_Text"><text:span text:style-name="T13">:</text:span></text:span><text:span text:style-name="Source_20_Text"><text:span text:style-name="T16"> </text:span></text:span><text:span text:style-name="Source_20_Text"><text:span text:style-name="T13">[</text:span></text:span><text:span text:style-name="Source_20_Text"><text:span text:style-name="T18">"--vm"</text:span></text:span><text:span text:style-name="Source_20_Text"><text:span text:style-name="T13">,</text:span></text:span><text:span text:style-name="Source_20_Text"><text:span text:style-name="T16"> </text:span></text:span><text:span text:style-name="Source_20_Text"><text:span text:style-name="T18">"1"</text:span></text:span><text:span text:style-name="Source_20_Text"><text:span text:style-name="T13">,</text:span></text:span><text:span text:style-name="Source_20_Text"><text:span text:style-name="T16"> </text:span></text:span><text:span text:style-name="Source_20_Text"><text:span text:style-name="T18">"--vm-bytes"</text:span></text:span><text:span text:style-name="Source_20_Text"><text:span text:style-name="T13">,</text:span></text:span><text:span text:style-name="Source_20_Text"><text:span text:style-name="T16"> </text:span></text:span><text:span text:style-name="Source_20_Text"><text:span text:style-name="T18">"250M"</text:span></text:span><text:span text:style-name="Source_20_Text"><text:span text:style-name="T13">,</text:span></text:span><text:span text:style-name="Source_20_Text"><text:span text:style-name="T16"> </text:span></text:span><text:span text:style-name="Source_20_Text"><text:span text:style-name="T18">"--vm-hang"</text:span></text:span><text:span text:style-name="Source_20_Text"><text:span text:style-name="T13">,</text:span></text:span><text:span text:style-name="Source_20_Text"><text:span text:style-name="T16"> </text:span></text:span><text:span text:style-name="Source_20_Text"><text:span text:style-name="T18">"1"</text:span></text:span><text:span text:style-name="Source_20_Text"><text:span text:style-name="T13">]</text:span></text:span></text:p>
      <text:p text:style-name="P9"/>
      <text:p text:style-name="P9">In the <text:span text:style-name="Source_20_Text"><text:span text:style-name="T20">args</text:span></text:span> section of the configuration file, you can see that the Container will attempt to allocate 250 MiB of memory, which is well above the 100 MiB limit.</text:p>
      <text:p text:style-name="P9"/>
      <text:p text:style-name="P10">=======</text:p>
      <text:p text:style-name="P10"/>
      <text:p text:style-name="P12">Memory requests and limits are associated with Containers, but it is useful to think of a Pod as having a memory request and limit. The memory request for the Pod is the sum of the memory requests for all the Containers in the Pod. Likewise, the memory limit for the Pod is the sum of the limits of all the Containers in the Pod.</text:p>
      <text:p text:style-name="P13">Pod scheduling is based on requests. A Pod is scheduled to run on a Node only if the Node has enough available memory to satisfy the Pod's memory request.</text:p>
      <text:p text:style-name="P13">In this exercise, you create a Pod that has a memory request so big that it exceeds the capacity of any Node in your cluster. Here is the configuration file for a Pod that has one Container with a request for 1000 GiB of memory, which likely exceeds the capacity of any Node in your cluster.</text:p>
      <text:p text:style-name="P2"><text:span text:style-name="Source_20_Text"><text:span text:style-name="T21">apiVersion</text:span></text:span><text:span text:style-name="Source_20_Text"><text:span text:style-name="T19">:</text:span></text:span><text:span text:style-name="Source_20_Text"><text:span text:style-name="T22"> </text:span></text:span><text:span text:style-name="Source_20_Text"><text:span text:style-name="T19">v1</text:span></text:span></text:p>
      <text:p text:style-name="P4"><text:span text:style-name="Source_20_Text"><text:span text:style-name="T15">kind</text:span></text:span><text:span text:style-name="Source_20_Text"><text:span text:style-name="T13">:</text:span></text:span><text:span text:style-name="Source_20_Text"><text:span text:style-name="T16"> </text:span></text:span><text:span text:style-name="Source_20_Text"><text:span text:style-name="T13">Pod</text:span></text:span></text:p>
      <text:p text:style-name="P4"><text:span text:style-name="Source_20_Text"><text:span text:style-name="T15">metadata</text:span></text:span><text:span text:style-name="Source_20_Text"><text:span text:style-name="T13">:</text:span></text:span></text:p>
      <text:p text:style-name="P4"><text:span text:style-name="Source_20_Text"><text:span text:style-name="T17"><text:s text:c="2"/></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memory-demo-3</text:span></text:span></text:p>
      <text:p text:style-name="P4"><text:span text:style-name="Source_20_Text"><text:span text:style-name="T17"><text:s text:c="2"/></text:span></text:span><text:span text:style-name="Source_20_Text"><text:span text:style-name="T15">namespace</text:span></text:span><text:span text:style-name="Source_20_Text"><text:span text:style-name="T13">:</text:span></text:span><text:span text:style-name="Source_20_Text"><text:span text:style-name="T16"> </text:span></text:span><text:span text:style-name="Source_20_Text"><text:span text:style-name="T13">mem-example</text:span></text:span></text:p>
      <text:p text:style-name="P4"><text:span text:style-name="Source_20_Text"><text:span text:style-name="T15">spec</text:span></text:span><text:span text:style-name="Source_20_Text"><text:span text:style-name="T13">:</text:span></text:span></text:p>
      <text:p text:style-name="P4"><text:span text:style-name="Source_20_Text"><text:span text:style-name="T17"><text:s text:c="2"/></text:span></text:span><text:span text:style-name="Source_20_Text"><text:span text:style-name="T15">containers</text:span></text:span><text:span text:style-name="Source_20_Text"><text:span text:style-name="T13">:</text:span></text:span></text:p>
      <text:p text:style-name="P4"><text:span text:style-name="Source_20_Text"><text:span text:style-name="T17"><text:s text:c="2"/></text:span></text:span><text:span text:style-name="Source_20_Text"><text:span text:style-name="T13">- </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memory-demo-3-ctr</text:span></text:span></text:p>
      <text:p text:style-name="P4"><text:span text:style-name="Source_20_Text"><text:span text:style-name="T17"><text:s text:c="4"/></text:span></text:span><text:span text:style-name="Source_20_Text"><text:span text:style-name="T15">image</text:span></text:span><text:span text:style-name="Source_20_Text"><text:span text:style-name="T13">:</text:span></text:span><text:span text:style-name="Source_20_Text"><text:span text:style-name="T16"> </text:span></text:span><text:span text:style-name="Source_20_Text"><text:span text:style-name="T13">polinux/stress</text:span></text:span></text:p>
      <text:p text:style-name="P4"><text:span text:style-name="Source_20_Text"><text:span text:style-name="T17"><text:s text:c="4"/></text:span></text:span><text:span text:style-name="Source_20_Text"><text:span text:style-name="T15">resources</text:span></text:span><text:span text:style-name="Source_20_Text"><text:span text:style-name="T13">:</text:span></text:span></text:p>
      <text:p text:style-name="P4"><text:span text:style-name="Source_20_Text"><text:span text:style-name="T17"><text:s text:c="6"/></text:span></text:span><text:span text:style-name="Source_20_Text"><text:span text:style-name="T15">limits</text:span></text:span><text:span text:style-name="Source_20_Text"><text:span text:style-name="T13">:</text:span></text:span></text:p>
      <text:p text:style-name="P4"><text:span text:style-name="Source_20_Text"><text:span text:style-name="T17"><text:s text:c="8"/></text:span></text:span><text:span text:style-name="Source_20_Text"><text:span text:style-name="T15">memory</text:span></text:span><text:span text:style-name="Source_20_Text"><text:span text:style-name="T13">:</text:span></text:span><text:span text:style-name="Source_20_Text"><text:span text:style-name="T16"> </text:span></text:span><text:span text:style-name="Source_20_Text"><text:span text:style-name="T18">"1000Gi"</text:span></text:span></text:p>
      <text:p text:style-name="P4"><text:span text:style-name="Source_20_Text"><text:span text:style-name="T17"><text:s text:c="6"/></text:span></text:span><text:span text:style-name="Source_20_Text"><text:span text:style-name="T15">requests</text:span></text:span><text:span text:style-name="Source_20_Text"><text:span text:style-name="T13">:</text:span></text:span></text:p>
      <text:p text:style-name="P4"><text:span text:style-name="Source_20_Text"><text:span text:style-name="T17"><text:s text:c="8"/></text:span></text:span><text:span text:style-name="Source_20_Text"><text:span text:style-name="T15">memory</text:span></text:span><text:span text:style-name="Source_20_Text"><text:span text:style-name="T13">:</text:span></text:span><text:span text:style-name="Source_20_Text"><text:span text:style-name="T16"> </text:span></text:span><text:span text:style-name="Source_20_Text"><text:span text:style-name="T18">"1000Gi"</text:span></text:span></text:p>
      <text:p text:style-name="P4"><text:span text:style-name="Source_20_Text"><text:span text:style-name="T17"><text:s text:c="4"/></text:span></text:span><text:span text:style-name="Source_20_Text"><text:span text:style-name="T15">command</text:span></text:span><text:span text:style-name="Source_20_Text"><text:span text:style-name="T13">:</text:span></text:span><text:span text:style-name="Source_20_Text"><text:span text:style-name="T16"> </text:span></text:span><text:span text:style-name="Source_20_Text"><text:span text:style-name="T13">[</text:span></text:span><text:span text:style-name="Source_20_Text"><text:span text:style-name="T18">"stress"</text:span></text:span><text:span text:style-name="Source_20_Text"><text:span text:style-name="T13">]</text:span></text:span></text:p>
      <text:p text:style-name="P4"><text:span text:style-name="Source_20_Text"><text:span text:style-name="T17"><text:s text:c="4"/></text:span></text:span><text:span text:style-name="Source_20_Text"><text:span text:style-name="T15">args</text:span></text:span><text:span text:style-name="Source_20_Text"><text:span text:style-name="T13">:</text:span></text:span><text:span text:style-name="Source_20_Text"><text:span text:style-name="T16"> </text:span></text:span><text:span text:style-name="Source_20_Text"><text:span text:style-name="T13">[</text:span></text:span><text:span text:style-name="Source_20_Text"><text:span text:style-name="T18">"--vm"</text:span></text:span><text:span text:style-name="Source_20_Text"><text:span text:style-name="T13">,</text:span></text:span><text:span text:style-name="Source_20_Text"><text:span text:style-name="T16"> </text:span></text:span><text:span text:style-name="Source_20_Text"><text:span text:style-name="T18">"1"</text:span></text:span><text:span text:style-name="Source_20_Text"><text:span text:style-name="T13">,</text:span></text:span><text:span text:style-name="Source_20_Text"><text:span text:style-name="T16"> </text:span></text:span><text:span text:style-name="Source_20_Text"><text:span text:style-name="T18">"--vm-bytes"</text:span></text:span><text:span text:style-name="Source_20_Text"><text:span text:style-name="T13">,</text:span></text:span><text:span text:style-name="Source_20_Text"><text:span text:style-name="T16"> </text:span></text:span><text:span text:style-name="Source_20_Text"><text:span text:style-name="T18">"150M"</text:span></text:span><text:span text:style-name="Source_20_Text"><text:span text:style-name="T13">,</text:span></text:span><text:span text:style-name="Source_20_Text"><text:span text:style-name="T16"> </text:span></text:span><text:span text:style-name="Source_20_Text"><text:span text:style-name="T18">"--vm-hang"</text:span></text:span><text:span text:style-name="Source_20_Text"><text:span text:style-name="T13">,</text:span></text:span><text:span text:style-name="Source_20_Text"><text:span text:style-name="T16"> </text:span></text:span><text:span text:style-name="Source_20_Text"><text:span text:style-name="T18">"1"</text:span></text:span><text:span text:style-name="Source_20_Text"><text:span text:style-name="T13">]</text:span></text:span></text:p>
      <text:p text:style-name="P10"/>
      <text:p text:style-name="P10">The output shows that the Pod status is PENDING. That is, the Pod is not scheduled to run on any Node, and it will remain in the PENDING state indefinitely:</text:p>
      <text:p text:style-name="P10"/>
      <text:p text:style-name="P10"/>
      <text:p text:style-name="P10"/>
      <text:p text:style-name="P10"/>
      <text:p text:style-name="P10"/>
      <text:p text:style-name="P11"><text:soft-page-break/>==================== cpu from k8s.io doc ====================</text:p>
      <text:p text:style-name="P11"/>
      <text:p text:style-name="P11">In this exercise, you create a Pod that has one container. The container has a request of 0.5 CPU and a limit of 1 CPU. Here is the configuration file for the Pod:</text:p>
      <text:p text:style-name="P11"/>
      <text:p text:style-name="P3"><text:span text:style-name="Source_20_Text"><text:span text:style-name="T21">apiVersion</text:span></text:span><text:span text:style-name="Source_20_Text"><text:span text:style-name="T19">:</text:span></text:span><text:span text:style-name="Source_20_Text"><text:span text:style-name="T22"> </text:span></text:span><text:span text:style-name="Source_20_Text"><text:span text:style-name="T19">v1</text:span></text:span></text:p>
      <text:p text:style-name="P4"><text:span text:style-name="Source_20_Text"><text:span text:style-name="T15">kind</text:span></text:span><text:span text:style-name="Source_20_Text"><text:span text:style-name="T13">:</text:span></text:span><text:span text:style-name="Source_20_Text"><text:span text:style-name="T16"> </text:span></text:span><text:span text:style-name="Source_20_Text"><text:span text:style-name="T13">Pod</text:span></text:span></text:p>
      <text:p text:style-name="P4"><text:span text:style-name="Source_20_Text"><text:span text:style-name="T15">metadata</text:span></text:span><text:span text:style-name="Source_20_Text"><text:span text:style-name="T13">:</text:span></text:span></text:p>
      <text:p text:style-name="P4"><text:span text:style-name="Source_20_Text"><text:span text:style-name="T17"><text:s text:c="2"/></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cpu-demo</text:span></text:span></text:p>
      <text:p text:style-name="P4"><text:span text:style-name="Source_20_Text"><text:span text:style-name="T17"><text:s text:c="2"/></text:span></text:span><text:span text:style-name="Source_20_Text"><text:span text:style-name="T15">namespace</text:span></text:span><text:span text:style-name="Source_20_Text"><text:span text:style-name="T13">:</text:span></text:span><text:span text:style-name="Source_20_Text"><text:span text:style-name="T16"> </text:span></text:span><text:span text:style-name="Source_20_Text"><text:span text:style-name="T13">cpu-example</text:span></text:span></text:p>
      <text:p text:style-name="P4"><text:span text:style-name="Source_20_Text"><text:span text:style-name="T15">spec</text:span></text:span><text:span text:style-name="Source_20_Text"><text:span text:style-name="T13">:</text:span></text:span></text:p>
      <text:p text:style-name="P4"><text:span text:style-name="Source_20_Text"><text:span text:style-name="T17"><text:s text:c="2"/></text:span></text:span><text:span text:style-name="Source_20_Text"><text:span text:style-name="T15">containers</text:span></text:span><text:span text:style-name="Source_20_Text"><text:span text:style-name="T13">:</text:span></text:span></text:p>
      <text:p text:style-name="P4"><text:span text:style-name="Source_20_Text"><text:span text:style-name="T17"><text:s text:c="2"/></text:span></text:span><text:span text:style-name="Source_20_Text"><text:span text:style-name="T13">- </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cpu-demo-ctr</text:span></text:span></text:p>
      <text:p text:style-name="P4"><text:span text:style-name="Source_20_Text"><text:span text:style-name="T17"><text:s text:c="4"/></text:span></text:span><text:span text:style-name="Source_20_Text"><text:span text:style-name="T15">image</text:span></text:span><text:span text:style-name="Source_20_Text"><text:span text:style-name="T13">:</text:span></text:span><text:span text:style-name="Source_20_Text"><text:span text:style-name="T16"> </text:span></text:span><text:span text:style-name="Source_20_Text"><text:span text:style-name="T13">vish/stress</text:span></text:span></text:p>
      <text:p text:style-name="P4"><text:span text:style-name="Source_20_Text"><text:span text:style-name="T17"><text:s text:c="4"/></text:span></text:span><text:span text:style-name="Source_20_Text"><text:span text:style-name="T15">resources</text:span></text:span><text:span text:style-name="Source_20_Text"><text:span text:style-name="T13">:</text:span></text:span></text:p>
      <text:p text:style-name="P4"><text:span text:style-name="Source_20_Text"><text:span text:style-name="T17"><text:s text:c="6"/></text:span></text:span><text:span text:style-name="Source_20_Text"><text:span text:style-name="T15">limits</text:span></text:span><text:span text:style-name="Source_20_Text"><text:span text:style-name="T13">:</text:span></text:span></text:p>
      <text:p text:style-name="P4"><text:span text:style-name="Source_20_Text"><text:span text:style-name="T17"><text:s text:c="8"/></text:span></text:span><text:span text:style-name="Source_20_Text"><text:span text:style-name="T15">cpu</text:span></text:span><text:span text:style-name="Source_20_Text"><text:span text:style-name="T13">:</text:span></text:span><text:span text:style-name="Source_20_Text"><text:span text:style-name="T16"> </text:span></text:span><text:span text:style-name="Source_20_Text"><text:span text:style-name="T18">"1"</text:span></text:span></text:p>
      <text:p text:style-name="P4"><text:span text:style-name="Source_20_Text"><text:span text:style-name="T17"><text:s text:c="6"/></text:span></text:span><text:span text:style-name="Source_20_Text"><text:span text:style-name="T15">requests</text:span></text:span><text:span text:style-name="Source_20_Text"><text:span text:style-name="T13">:</text:span></text:span></text:p>
      <text:p text:style-name="P4"><text:span text:style-name="Source_20_Text"><text:span text:style-name="T17"><text:s text:c="8"/></text:span></text:span><text:span text:style-name="Source_20_Text"><text:span text:style-name="T15">cpu</text:span></text:span><text:span text:style-name="Source_20_Text"><text:span text:style-name="T13">:</text:span></text:span><text:span text:style-name="Source_20_Text"><text:span text:style-name="T16"> </text:span></text:span><text:span text:style-name="Source_20_Text"><text:span text:style-name="T18">"0.5"</text:span></text:span></text:p>
      <text:p text:style-name="P4"><text:span text:style-name="Source_20_Text"><text:span text:style-name="T17"><text:s text:c="4"/></text:span></text:span><text:span text:style-name="Source_20_Text"><text:span text:style-name="T15">args</text:span></text:span><text:span text:style-name="Source_20_Text"><text:span text:style-name="T13">:</text:span></text:span></text:p>
      <text:p text:style-name="P4"><text:span text:style-name="Source_20_Text"><text:span text:style-name="T17"><text:s text:c="4"/></text:span></text:span><text:span text:style-name="Source_20_Text"><text:span text:style-name="T13">- -cpus</text:span></text:span></text:p>
      <text:p text:style-name="P4"><text:span text:style-name="Source_20_Text"><text:span text:style-name="T17"><text:s text:c="4"/></text:span></text:span><text:span text:style-name="Source_20_Text"><text:span text:style-name="T13">- </text:span></text:span><text:span text:style-name="Source_20_Text"><text:span text:style-name="T18">"2"</text:span></text:span></text:p>
      <text:p text:style-name="P11"/>
      <text:p text:style-name="P11">The <text:span text:style-name="Source_20_Text"><text:span text:style-name="T20">args</text:span></text:span> section of the configuration file provides arguments for the container when it starts. The <text:span text:style-name="Source_20_Text"><text:span text:style-name="T20">-cpus "2"</text:span></text:span> argument tells the Container to attempt to use 2 CPUs.</text:p>
      <text:p text:style-name="P11"/>
      <text:p text:style-name="P11">=========</text:p>
      <text:p text:style-name="P11"/>
      <text:p text:style-name="P11">In this exercise, you create a Pod that has a CPU request so big that it exceeds the capacity of any Node in your cluster. Here is the configuration file for a Pod that has one Container. The Container requests 100 CPU, which is likely to exceed the capacity of any Node in your cluster.</text:p>
      <text:p text:style-name="P11"/>
      <text:p text:style-name="P3"><text:span text:style-name="Source_20_Text"><text:span text:style-name="T21">apiVersion</text:span></text:span><text:span text:style-name="Source_20_Text"><text:span text:style-name="T19">:</text:span></text:span><text:span text:style-name="Source_20_Text"><text:span text:style-name="T22"> </text:span></text:span><text:span text:style-name="Source_20_Text"><text:span text:style-name="T19">v1</text:span></text:span></text:p>
      <text:p text:style-name="P4"><text:span text:style-name="Source_20_Text"><text:span text:style-name="T15">kind</text:span></text:span><text:span text:style-name="Source_20_Text"><text:span text:style-name="T13">:</text:span></text:span><text:span text:style-name="Source_20_Text"><text:span text:style-name="T16"> </text:span></text:span><text:span text:style-name="Source_20_Text"><text:span text:style-name="T13">Pod</text:span></text:span></text:p>
      <text:p text:style-name="P4"><text:span text:style-name="Source_20_Text"><text:span text:style-name="T15">metadata</text:span></text:span><text:span text:style-name="Source_20_Text"><text:span text:style-name="T13">:</text:span></text:span></text:p>
      <text:p text:style-name="P4"><text:span text:style-name="Source_20_Text"><text:span text:style-name="T17"><text:s text:c="2"/></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cpu-demo-2</text:span></text:span></text:p>
      <text:p text:style-name="P4"><text:span text:style-name="Source_20_Text"><text:span text:style-name="T17"><text:s text:c="2"/></text:span></text:span><text:span text:style-name="Source_20_Text"><text:span text:style-name="T15">namespace</text:span></text:span><text:span text:style-name="Source_20_Text"><text:span text:style-name="T13">:</text:span></text:span><text:span text:style-name="Source_20_Text"><text:span text:style-name="T16"> </text:span></text:span><text:span text:style-name="Source_20_Text"><text:span text:style-name="T13">cpu-example</text:span></text:span></text:p>
      <text:p text:style-name="P4"><text:span text:style-name="Source_20_Text"><text:span text:style-name="T15">spec</text:span></text:span><text:span text:style-name="Source_20_Text"><text:span text:style-name="T13">:</text:span></text:span></text:p>
      <text:p text:style-name="P4"><text:span text:style-name="Source_20_Text"><text:span text:style-name="T17"><text:s text:c="2"/></text:span></text:span><text:span text:style-name="Source_20_Text"><text:span text:style-name="T15">containers</text:span></text:span><text:span text:style-name="Source_20_Text"><text:span text:style-name="T13">:</text:span></text:span></text:p>
      <text:p text:style-name="P4"><text:span text:style-name="Source_20_Text"><text:span text:style-name="T17"><text:s text:c="2"/></text:span></text:span><text:span text:style-name="Source_20_Text"><text:span text:style-name="T13">- </text:span></text:span><text:span text:style-name="Source_20_Text"><text:span text:style-name="T15">name</text:span></text:span><text:span text:style-name="Source_20_Text"><text:span text:style-name="T13">:</text:span></text:span><text:span text:style-name="Source_20_Text"><text:span text:style-name="T16"> </text:span></text:span><text:span text:style-name="Source_20_Text"><text:span text:style-name="T13">cpu-demo-ctr-2</text:span></text:span></text:p>
      <text:p text:style-name="P4"><text:span text:style-name="Source_20_Text"><text:span text:style-name="T17"><text:s text:c="4"/></text:span></text:span><text:span text:style-name="Source_20_Text"><text:span text:style-name="T15">image</text:span></text:span><text:span text:style-name="Source_20_Text"><text:span text:style-name="T13">:</text:span></text:span><text:span text:style-name="Source_20_Text"><text:span text:style-name="T16"> </text:span></text:span><text:span text:style-name="Source_20_Text"><text:span text:style-name="T13">vish/stress</text:span></text:span></text:p>
      <text:p text:style-name="P4"><text:span text:style-name="Source_20_Text"><text:span text:style-name="T17"><text:s text:c="4"/></text:span></text:span><text:span text:style-name="Source_20_Text"><text:span text:style-name="T15">resources</text:span></text:span><text:span text:style-name="Source_20_Text"><text:span text:style-name="T13">:</text:span></text:span></text:p>
      <text:p text:style-name="P4"><text:span text:style-name="Source_20_Text"><text:span text:style-name="T17"><text:s text:c="6"/></text:span></text:span><text:span text:style-name="Source_20_Text"><text:span text:style-name="T15">limits</text:span></text:span><text:span text:style-name="Source_20_Text"><text:span text:style-name="T13">:</text:span></text:span></text:p>
      <text:p text:style-name="P4"><text:span text:style-name="Source_20_Text"><text:span text:style-name="T17"><text:s text:c="8"/></text:span></text:span><text:span text:style-name="Source_20_Text"><text:span text:style-name="T15">cpu</text:span></text:span><text:span text:style-name="Source_20_Text"><text:span text:style-name="T13">:</text:span></text:span><text:span text:style-name="Source_20_Text"><text:span text:style-name="T16"> </text:span></text:span><text:span text:style-name="Source_20_Text"><text:span text:style-name="T18">"100"</text:span></text:span></text:p>
      <text:p text:style-name="P4"><text:soft-page-break/><text:span text:style-name="Source_20_Text"><text:span text:style-name="T17"><text:s text:c="6"/></text:span></text:span><text:span text:style-name="Source_20_Text"><text:span text:style-name="T15">requests</text:span></text:span><text:span text:style-name="Source_20_Text"><text:span text:style-name="T13">:</text:span></text:span></text:p>
      <text:p text:style-name="P4"><text:span text:style-name="Source_20_Text"><text:span text:style-name="T17"><text:s text:c="8"/></text:span></text:span><text:span text:style-name="Source_20_Text"><text:span text:style-name="T15">cpu</text:span></text:span><text:span text:style-name="Source_20_Text"><text:span text:style-name="T13">:</text:span></text:span><text:span text:style-name="Source_20_Text"><text:span text:style-name="T16"> </text:span></text:span><text:span text:style-name="Source_20_Text"><text:span text:style-name="T18">"100"</text:span></text:span></text:p>
      <text:p text:style-name="P4"><text:span text:style-name="Source_20_Text"><text:span text:style-name="T17"><text:s text:c="4"/></text:span></text:span><text:span text:style-name="Source_20_Text"><text:span text:style-name="T15">args</text:span></text:span><text:span text:style-name="Source_20_Text"><text:span text:style-name="T13">:</text:span></text:span></text:p>
      <text:p text:style-name="P4"><text:span text:style-name="Source_20_Text"><text:span text:style-name="T17"><text:s text:c="4"/></text:span></text:span><text:span text:style-name="Source_20_Text"><text:span text:style-name="T13">- -cpus</text:span></text:span></text:p>
      <text:p text:style-name="P4"><text:span text:style-name="Source_20_Text"><text:span text:style-name="T17"><text:s text:c="4"/></text:span></text:span><text:span text:style-name="Source_20_Text"><text:span text:style-name="T13">- </text:span></text:span><text:span text:style-name="Source_20_Text"><text:span text:style-name="T18">"2"</text:span></text:span></text:p>
      <text:p text:style-name="P11"/>
      <text:p text:style-name="P11"/>
      <text:p text:style-name="P11">The output shows that the Pod status is Pending. That is, the Pod has not been scheduled to run on any Node, and it will remain in the Pending state indefinitely:</text:p>
      <text:p text:style-name="P11"/>
      <text:p text:style-name="P17">==================== Experience =======================</text:p>
      <text:p text:style-name="P17"/>
      <text:p text:style-name="P17">// yaml of the container</text:p>
      <text:p text:style-name="P17">containers:</text:p>
      <text:p text:style-name="P17"><text:s text:c="6"/>- image: vish/stress</text:p>
      <text:p text:style-name="P17"><text:s text:c="8"/>imagePullPolicy: Always</text:p>
      <text:p text:style-name="P17"><text:s text:c="8"/>name: stressmeout</text:p>
      <text:p text:style-name="P17"><text:s text:c="8"/>resources:</text:p>
      <text:p text:style-name="P17"><text:s text:c="10"/>limits:</text:p>
      <text:p text:style-name="P17"><text:s text:c="12"/>cpu: "<text:span text:style-name="T3">2</text:span>" # with a limit of 2 cpu</text:p>
      <text:p text:style-name="P17"><text:s text:c="12"/>memory: "2500Mi"</text:p>
      <text:p text:style-name="P17"><text:s text:c="10"/>requests: </text:p>
      <text:p text:style-name="P17"><text:s text:c="12"/>cpu: "<text:span text:style-name="T3">1</text:span>" # the container request 1cpu</text:p>
      <text:p text:style-name="P17"><text:s text:c="12"/>memory: "1950Mi"</text:p>
      <text:p text:style-name="P17"><text:s text:c="8"/>args:</text:p>
      <text:p text:style-name="P17"><text:s text:c="8"/>- -cpus</text:p>
      <text:p text:style-name="P17"><text:s text:c="8"/>- "<text:span text:style-name="T3">1</text:span>" # we attribute 1 cpu to the container</text:p>
      <text:p text:style-name="P17"><text:s text:c="8"/>- -mem-total</text:p>
      <text:p text:style-name="P17"><text:s text:c="8"/>- "1950Mi"</text:p>
      <text:p text:style-name="P17"><text:s text:c="8"/>- -mem-alloc-size</text:p>
      <text:p text:style-name="P17"><text:s text:c="8"/>- "100Mi"</text:p>
      <text:p text:style-name="P17"><text:s text:c="8"/>- -mem-alloc-sleep</text:p>
      <text:p text:style-name="P17"><text:s text:c="8"/>- "1s"</text:p>
      <text:p text:style-name="P17"/>
      <text:p text:style-name="P17">jerome@master:~/LFD259/SOLUTIONS/s_04$ <text:span text:style-name="T6">$k describe node worker</text:span></text:p>
      <text:p text:style-name="P17">Non-terminated Pods: <text:s text:c="9"/>(3 in total)</text:p>
      <text:p text:style-name="P17"><text:s text:c="2"/>Namespace <text:s text:c="18"/>Name <text:s text:c="27"/>CPU Requests <text:s/>CPU Limits <text:s/>Memory <text:span text:style-name="T3">Requests <text:s/>Memory Limits <text:s/>AGE</text:span></text:p>
      <text:p text:style-name="P17"><text:s text:c="2"/>--------- <text:s text:c="18"/>---- <text:s text:c="27"/>------------ <text:s/>---------- <text:s/>--------------- <text:s/>------------- <text:s/>---</text:p>
      <text:p text:style-name="P17"><text:s text:c="2"/>default <text:s text:c="20"/><text:span text:style-name="T3">stressmeout-797fb5bc6b-zqdwg <text:s text:c="3"/>1 (50%) <text:s text:c="6"/>2 (100%) <text:s/></text:span><text:s text:c="2"/>1950Mi (26%) <text:s text:c="4"/>2500Mi (33%) <text:s text:c="2"/>28s</text:p>
      <text:p text:style-name="P17"><text:s text:c="2"/>kube-system <text:s text:c="16"/>calico-node-hzm52 <text:s text:c="14"/>250m (12%) <text:s text:c="3"/>0 (0%) <text:s text:c="5"/>0 (0%) <text:s text:c="10"/>0 (0%) <text:s text:c="8"/>25d</text:p>
      <text:p text:style-name="P17"><text:soft-page-break/><text:s text:c="2"/>kube-system <text:s text:c="16"/>kube-proxy-mvwvk <text:s text:c="15"/>0 (0%) <text:s text:c="7"/>0 (0%) <text:s text:c="5"/>0 (0%) <text:s text:c="10"/>0 (0%) <text:s text:c="8"/>25d</text:p>
      <text:p text:style-name="P20">Allocated resources:</text:p>
      <text:p text:style-name="P17"><text:s text:c="2"/>(Total limits may be over 100 percent, i.e., overcommitted.)</text:p>
      <text:p text:style-name="P17"><text:s text:c="2"/>Resource <text:s text:c="10"/>Requests <text:s text:c="5"/>Limits</text:p>
      <text:p text:style-name="P17"><text:s text:c="2"/>-------- <text:s text:c="10"/>-------- <text:s text:c="5"/>------</text:p>
      <text:p text:style-name="P17"><text:s text:c="2"/>cpu <text:s text:c="15"/><text:span text:style-name="T3">1250m (62%) <text:s text:c="2"/>2 (100%)</text:span></text:p>
      <text:p text:style-name="P17"><text:s text:c="2"/>memory <text:s text:c="12"/>1950Mi (26%) <text:s/>2500Mi (33%)</text:p>
      <text:p text:style-name="P17"><text:s text:c="2"/>ephemeral-storage <text:s/>0 (0%) <text:s text:c="7"/>0 (0%)</text:p>
      <text:p text:style-name="P17"><text:s text:c="2"/>hugepages-1Gi <text:s text:c="5"/>0 (0%) <text:s text:c="7"/>0 (0%)</text:p>
      <text:p text:style-name="P17"><text:s text:c="2"/>hugepages-2Mi <text:s text:c="5"/>0 (0%) <text:s text:c="7"/>0 (0%)</text:p>
      <text:p text:style-name="P17"/>
      <text:p text:style-name="P17">// from top cmd at the node worker</text:p>
      <text:p text:style-name="P17"><text:s text:c="2"/>PID USER <text:s text:c="5"/>PR <text:s/>NI <text:s text:c="3"/>VIRT <text:s text:c="3"/>RES <text:s text:c="3"/>SHR S <text:s/><text:span text:style-name="T3">%CPU %MEM</text:span> <text:s text:c="4"/>TIME+ COMMAND <text:s text:c="60"/></text:p>
      <text:p text:style-name="P17">31306 root <text:s text:c="5"/>20 <text:s text:c="2"/>0 2015532 1.918g <text:s text:c="2"/>3180 S <text:span text:style-name="T3">100.3 26.3 </text:span><text:s text:c="2"/>7:24.77 stress <text:s/></text:p>
      <text:p text:style-name="P17"/>
      <text:p text:style-name="P17"/>
      <text:p text:style-name="P19">========================== Ex 2 ============================</text:p>
      <text:p text:style-name="P19"/>
      <text:p text:style-name="P19">containers:</text:p>
      <text:p text:style-name="P19"><text:s text:c="6"/>- image: vish/stress</text:p>
      <text:p text:style-name="P19"><text:s text:c="8"/>imagePullPolicy: Always</text:p>
      <text:p text:style-name="P19"><text:s text:c="8"/>name: stressmeout</text:p>
      <text:p text:style-name="P19"><text:s text:c="8"/>resources:</text:p>
      <text:p text:style-name="P19"><text:s text:c="10"/>limits:</text:p>
      <text:p text:style-name="P19"><text:s text:c="12"/><text:span text:style-name="T3">cpu: "2"</text:span> # with a limit of 2 cpu</text:p>
      <text:p text:style-name="P19"><text:s text:c="12"/>memory: "2500Mi"</text:p>
      <text:p text:style-name="P19"><text:s text:c="10"/>requests: </text:p>
      <text:p text:style-name="P19"><text:s text:c="12"/><text:span text:style-name="T3">cpu: "0.5"</text:span> # the container request only 500millicpu</text:p>
      <text:p text:style-name="P19"><text:s text:c="12"/>memory: "1950Mi"</text:p>
      <text:p text:style-name="P19"><text:s text:c="8"/>args:</text:p>
      <text:p text:style-name="P19"><text:s text:c="8"/>- -cpus</text:p>
      <text:p text:style-name="P19"><text:s text:c="8"/><text:span text:style-name="T3">- "1"</text:span> # we attribute 1 cpu to the container</text:p>
      <text:p text:style-name="P19"><text:s text:c="8"/>- -mem-total</text:p>
      <text:p text:style-name="P19"><text:s text:c="8"/>- "1950Mi"</text:p>
      <text:p text:style-name="P19"><text:s text:c="8"/>- -mem-alloc-size</text:p>
      <text:p text:style-name="P19"><text:s text:c="8"/>- "100Mi"</text:p>
      <text:p text:style-name="P19"><text:s text:c="8"/>- -mem-alloc-sleep</text:p>
      <text:p text:style-name="P19"><text:s text:c="8"/>- "1s"</text:p>
      <text:p text:style-name="P19"/>
      <text:p text:style-name="P19"><text:s/></text:p>
      <text:p text:style-name="P19"/>
      <text:p text:style-name="P19"/>
      <text:p text:style-name="P18"><text:soft-page-break/>jerome@master:~/LFD259/SOLUTIONS/s_04$ <text:span text:style-name="T6">$k describe node worker</text:span></text:p>
      <text:p text:style-name="P19"><text:s/>Namespace <text:s text:c="18"/>Name <text:s text:c="25"/><text:span text:style-name="T3"><text:s text:c="2"/>CPU Requests <text:s/>CPU Limits</text:span> <text:s/>Memory Requests <text:s/>Memory Limits <text:s/>AGE</text:p>
      <text:p text:style-name="P19"><text:s text:c="2"/>--------- <text:s text:c="18"/>---- <text:s text:c="27"/>------------ <text:s/>---------- <text:s/>--------------- <text:s/>------------- <text:s/>---</text:p>
      <text:p text:style-name="P19"><text:s text:c="2"/>default <text:s text:c="20"/>stressmeout-7569595655-wjd9h <text:s text:c="3"/><text:span text:style-name="T3">500m (25%) <text:s text:c="3"/>2 (100%) <text:s/></text:span><text:s text:c="2"/>1950Mi (26%) <text:s text:c="4"/>2500Mi (33%) <text:s text:c="2"/>2m56s</text:p>
      <text:p text:style-name="P19"><text:s text:c="2"/>kube-system <text:s text:c="16"/>calico-node-hzm52 <text:s text:c="14"/>250m (12%) <text:s text:c="3"/>0 (0%) <text:s text:c="5"/>0 (0%) <text:s text:c="10"/>0 (0%) <text:s text:c="8"/>25d</text:p>
      <text:p text:style-name="P19"><text:s text:c="2"/>kube-system <text:s text:c="16"/>kube-proxy-mvwvk <text:s text:c="15"/>0 (0%) <text:s text:c="7"/>0 (0%) <text:s text:c="5"/>0 (0%) <text:s text:c="10"/>0 (0%) <text:s text:c="8"/>25d</text:p>
      <text:p text:style-name="P21">Allocated resources:</text:p>
      <text:p text:style-name="P19"><text:s text:c="2"/>(Total limits may be over 100 percent, i.e., overcommitted.)</text:p>
      <text:p text:style-name="P19"><text:s text:c="2"/>Resource <text:s text:c="10"/>Requests <text:s text:c="5"/>Limits</text:p>
      <text:p text:style-name="P19"><text:s text:c="2"/>-------- <text:s text:c="10"/>-------- <text:s text:c="5"/>------</text:p>
      <text:p text:style-name="P19"><text:s text:c="2"/><text:span text:style-name="T3">cpu <text:s text:c="15"/>750m (37%) <text:s text:c="3"/>2 (100%)</text:span></text:p>
      <text:p text:style-name="P19"><text:s text:c="2"/>memory <text:s text:c="12"/>1950Mi (26%) <text:s/>2500Mi (33%)</text:p>
      <text:p text:style-name="P19"><text:s text:c="2"/>ephemeral-storage <text:s/>0 (0%) <text:s text:c="7"/>0 (0%)</text:p>
      <text:p text:style-name="P19"/>
      <text:p text:style-name="P19">// run this command on the worker node</text:p>
      <text:p text:style-name="P19"><text:a xlink:type="simple" xlink:href="mailto:jerome@worker" text:style-name="Internet_20_link" text:visited-style-name="Visited_20_Internet_20_Link">jerome@worker</text:a>:~$ <text:span text:style-name="T6">top </text:span></text:p>
      <text:p text:style-name="P19"><text:s text:c="2"/>PID USER <text:s text:c="5"/>PR <text:s/>NI <text:s text:c="3"/>VIRT <text:s text:c="3"/>RES <text:s text:c="3"/>SHR S <text:s/><text:span text:style-name="T3">%CPU</text:span> %MEM <text:s text:c="4"/>TIME+ COMMAND <text:s text:c="60"/></text:p>
      <text:p text:style-name="P19"><text:s/>6913 root <text:s text:c="5"/>20 <text:s text:c="2"/>0 2015532 1.918g <text:s text:c="2"/>3116 S <text:span text:style-name="T3"><text:s/>99.7</text:span> 26.3 <text:s text:c="2"/>7:01.63 stress <text:s text:c="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style:font-face style:name="FreeSans1" svg:font-family="FreeSans" style:font-family-generic="swiss"/>
    <style:font-face style:name="FreeSans2" svg:font-family="FreeSans" style:font-family-generic="modern" style:font-pitch="fixed"/>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FreeSans" svg:font-family="Free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1"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FreeSans2" style:font-family-complex="FreeSans" style:font-family-generic-complex="modern" style:font-pitch-complex="fixed" style:font-size-complex="10pt"/>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2" style:font-family-complex="FreeSans"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7T13:32:49.812595164</meta:creation-date>
    <dc:date>2021-02-09T16:40:14.371553185</dc:date>
    <meta:editing-duration>PT52M33S</meta:editing-duration>
    <meta:editing-cycles>10</meta:editing-cycles>
    <meta:generator>LibreOffice/7.1.0.3$Linux_X86_64 LibreOffice_project/10$Build-3</meta:generator>
    <meta:document-statistic meta:table-count="0" meta:image-count="0" meta:object-count="0" meta:page-count="9" meta:paragraph-count="295" meta:word-count="1887" meta:character-count="15395" meta:non-whitespace-character-count="9616"/>
  </office:meta>
</office:document-meta>
</file>